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DecisionRegimeOctroiRFM" style:family="table">
      <style:table-properties style:width="17.011cm" fo:margin-left="0cm" fo:margin-right="-0.012cm" table:align="margins"/>
    </style:style>
    <style:style style:name="tabVersementDecisionRegimeOctroiRFM.A" style:family="table-column">
      <style:table-column-properties style:column-width="3.782cm" style:rel-column-width="14569*"/>
    </style:style>
    <style:style style:name="tabVersementDecisionRegimeOctroiRFM.B" style:family="table-column">
      <style:table-column-properties style:column-width="6.112cm" style:rel-column-width="23546*"/>
    </style:style>
    <style:style style:name="tabVersementDecisionRegimeOctroiRFM.C" style:family="table-column">
      <style:table-column-properties style:column-width="7.117cm" style:rel-column-width="27420*"/>
    </style:style>
    <style:style style:name="tabVersementDecisionRegimeOctroiRFM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" style:family="paragraph" style:parent-style-name="Standard">
      <style:text-properties style:font-name="Arial" fo:font-size="2pt" style:font-size-asian="2pt" style:font-size-complex="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VersementDecisionRegimeOctroiRFM" table:style-name="tabVersementDecisionRegimeOctroiRFM">
        <table:table-column table:style-name="tabVersementDecisionRegimeOctroiRFM.A"/>
        <table:table-column table:style-name="tabVersementDecisionRegimeOctroiRFM.B"/>
        <table:table-column table:style-name="tabVersementDecisionRegimeOctroiRFM.C"/>
        <table:table-row>
          <table:table-cell table:style-name="tabVersementDecisionRegimeOctroiRFM.A1" table:number-columns-spanned="3" office:value-type="string">
            <text:p text:style-name="P5">%=titreVersement=%</text:p>
          </table:table-cell>
          <table:covered-table-cell/>
          <table:covered-table-cell/>
        </table:table-row>
        <table:table-row>
          <table:table-cell table:style-name="tabVersementDecisionRegimeOctroiRFM.A1" table:number-columns-spanned="3" office:value-type="string">
            <text:p text:style-name="P4">%=texteVersement=%</text:p>
          </table:table-cell>
          <table:covered-table-cell/>
          <table:covered-table-cell/>
        </table:table-row>
        <table:table-row>
          <table:table-cell table:style-name="tabVersementDecisionRegimeOctroiRFM.A1" office:value-type="string">
            <text:p text:style-name="P3">%=qui=%</text:p>
          </table:table-cell>
          <table:table-cell table:style-name="tabVersementDecisionRegimeOctroiRFM.A1" office:value-type="string">
            <text:p text:style-name="P1">%=adresseVersement=%</text:p>
          </table:table-cell>
          <table:table-cell table:style-name="tabVersementDecisionRegimeOctroiRFM.A1" office:value-type="string">
            <text:p text:style-name="P1">%=adressePaiementVersement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08-14T07:55:32</dc:date>
    <meta:editing-cycles>13</meta:editing-cycles>
    <meta:editing-duration>PT1H53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" meta:word-count="5" meta:character-count="91"/>
  </office:meta>
</office:document-meta>
</file>